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2339in"/>
    </style:style>
    <style:style style:name="co5" style:family="table-column">
      <style:table-column-properties fo:break-before="auto" style:column-width="0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fig</text:p>
          </table:table-cell>
          <table:table-cell office:value-type="string">
            <text:p>j1</text:p>
          </table:table-cell>
          <table:table-cell/>
          <table:table-cell office:value-type="string">
            <text:p>j2</text:p>
          </table:table-cell>
          <table:table-cell/>
          <table:table-cell office:value-type="string">
            <text:p>j3</text:p>
          </table:table-cell>
          <table:table-cell/>
          <table:table-cell office:value-type="string">
            <text:p>j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B2];([.B2]~[.B11]~[.B20]~[.B29]~[.B38]))"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RANK([.D2];([.D2]~[.D11]~[.D20]~[.D29]~[.D38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2];([.F2]~[.F11]~[.F20]~[.F29]~[.F38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H2];([.H2]~[.H11]~[.H20]~[.H29]~[.H38]))" office:value-type="float" office:value="1">
            <text:p>1</text:p>
          </table:table-cell>
          <table:table-cell table:formula="of:=([.B2]+[.D2]+[.F2]+[.H2])/4" office:value-type="float" office:value="88.75">
            <text:p>88.75</text:p>
          </table:table-cell>
          <table:table-cell table:formula="of:=RANK([.J2];([.J2]~[.J11]~[.J20]~[.J29]~[.J38])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B3];([.B3]~[.B12]~[.B21]~[.B30]~[.B39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D3];([.D3]~[.D12]~[.D21]~[.D30]~[.D39]))"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RANK([.F3];([.F3]~[.F12]~[.F21]~[.F30]~[.F39]))"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RANK([.H3];([.H3]~[.H12]~[.H21]~[.H30]~[.H39]))" office:value-type="float" office:value="3">
            <text:p>3</text:p>
          </table:table-cell>
          <table:table-cell table:formula="of:=([.B3]+[.D3]+[.F3]+[.H3])/4" office:value-type="float" office:value="77.5">
            <text:p>77.5</text:p>
          </table:table-cell>
          <table:table-cell table:formula="of:=RANK([.J3];([.J3]~[.J12]~[.J21]~[.J30]~[.J39]))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B4];([.B4]~[.B13]~[.B22]~[.B31]~[.B40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D4];([.D4]~[.D13]~[.D22]~[.D31]~[.D40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F4];([.F4]~[.F13]~[.F22]~[.F31]~[.F40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H4];([.H4]~[.H13]~[.H22]~[.H31]~[.H40]))" office:value-type="float" office:value="3">
            <text:p>3</text:p>
          </table:table-cell>
          <table:table-cell table:formula="of:=([.B4]+[.D4]+[.F4]+[.H4])/4" office:value-type="float" office:value="83.75">
            <text:p>83.75</text:p>
          </table:table-cell>
          <table:table-cell table:formula="of:=RANK([.J4];([.J4]~[.J13]~[.J22]~[.J31]~[.J40]))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RANK([.B5];([.B5]~[.B14]~[.B23]~[.B32]~[.B41]))"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RANK([.D5];([.D5]~[.D14]~[.D23]~[.D32]~[.D41]))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RANK([.F5];([.F5]~[.F14]~[.F23]~[.F32]~[.F41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H5];([.H5]~[.H14]~[.H23]~[.H32]~[.H41]))" office:value-type="float" office:value="2">
            <text:p>2</text:p>
          </table:table-cell>
          <table:table-cell table:formula="of:=([.B5]+[.D5]+[.F5]+[.H5])/4" office:value-type="float" office:value="81.25">
            <text:p>81.25</text:p>
          </table:table-cell>
          <table:table-cell table:formula="of:=RANK([.J5];([.J5]~[.J14]~[.J23]~[.J32]~[.J41]))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RANK([.B6];([.B6]~[.B15]~[.B24]~[.B33]~[.B42]))"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RANK([.D6];([.D6]~[.D15]~[.D24]~[.D33]~[.D42]))"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RANK([.F6];([.F6]~[.F15]~[.F24]~[.F33]~[.F42]))" office:value-type="float" office:value="4">
            <text:p>4</text:p>
          </table:table-cell>
          <table:table-cell office:value-type="float" office:value="70">
            <text:p>70</text:p>
          </table:table-cell>
          <table:table-cell table:formula="of:=RANK([.H6];([.H6]~[.H15]~[.H24]~[.H33]~[.H42]))" office:value-type="float" office:value="4">
            <text:p>4</text:p>
          </table:table-cell>
          <table:table-cell table:formula="of:=([.B6]+[.D6]+[.F6]+[.H6])/4" office:value-type="float" office:value="70">
            <text:p>70</text:p>
          </table:table-cell>
          <table:table-cell table:formula="of:=RANK([.J6];([.J6]~[.J15]~[.J24]~[.J33]~[.J42]))" office:value-type="float" office:value="3">
            <text:p>3</text:p>
          </table:table-cell>
        </table:table-row>
        <table:table-row table:style-name="ro1">
          <table:table-cell/>
          <table:table-cell table:formula="of:=SUM([.B2:.B6])" office:value-type="float" office:value="410">
            <text:p>410</text:p>
          </table:table-cell>
          <table:table-cell table:formula="of:=RANK([.B7];([.B7]~[.B16]~[.B25]~[.B34]~[.B43]))" office:value-type="float" office:value="3">
            <text:p>3</text:p>
          </table:table-cell>
          <table:table-cell table:formula="of:=SUM([.D2:.D6])" office:value-type="float" office:value="425">
            <text:p>425</text:p>
          </table:table-cell>
          <table:table-cell table:formula="of:=RANK([.D7];([.D7]~[.D16]~[.D25]~[.D34]~[.D43]))" office:value-type="float" office:value="1">
            <text:p>1</text:p>
          </table:table-cell>
          <table:table-cell table:formula="of:=SUM([.F2:.F6])" office:value-type="float" office:value="365">
            <text:p>365</text:p>
          </table:table-cell>
          <table:table-cell table:formula="of:=RANK([.F7];([.F7]~[.F16]~[.F25]~[.F34]~[.F43]))" office:value-type="float" office:value="3">
            <text:p>3</text:p>
          </table:table-cell>
          <table:table-cell table:formula="of:=SUM([.H2:.H6])" office:value-type="float" office:value="405">
            <text:p>405</text:p>
          </table:table-cell>
          <table:table-cell table:formula="of:=RANK([.H7];([.H7]~[.H16]~[.H25]~[.H34]~[.H43]))" office:value-type="float" office:value="2">
            <text:p>2</text:p>
          </table:table-cell>
          <table:table-cell table:formula="of:=([.B7]+[.D7]+[.F7]+[.H7])/4" office:value-type="float" office:value="401.25">
            <text:p>401.25</text:p>
          </table:table-cell>
          <table:table-cell table:formula="of:=RANK([.J7];([.J7]~[.J16]~[.J25]~[.J34]~[.J43]))"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J2:.J6])" office:value-type="float" office:value="401.25">
            <text:p>401.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fig</text:p>
          </table:table-cell>
          <table:table-cell office:value-type="string">
            <text:p>j1</text:p>
          </table:table-cell>
          <table:table-cell/>
          <table:table-cell office:value-type="string">
            <text:p>j2</text:p>
          </table:table-cell>
          <table:table-cell/>
          <table:table-cell office:value-type="string">
            <text:p>j3</text:p>
          </table:table-cell>
          <table:table-cell/>
          <table:table-cell office:value-type="string">
            <text:p>j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B11];([.B2]~[.B11]~[.B20]~[.B29]~[.B38]))"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RANK([.D11];([.D2]~[.D11]~[.D20]~[.D29]~[.D38]))" office:value-type="float" office:value="2">
            <text:p>2</text:p>
          </table:table-cell>
          <table:table-cell office:value-type="float" office:value="65">
            <text:p>65</text:p>
          </table:table-cell>
          <table:table-cell table:formula="of:=RANK([.F11];([.F2]~[.F11]~[.F20]~[.F29]~[.F38]))" office:value-type="float" office:value="5">
            <text:p>5</text:p>
          </table:table-cell>
          <table:table-cell office:value-type="float" office:value="65">
            <text:p>65</text:p>
          </table:table-cell>
          <table:table-cell table:formula="of:=RANK([.H11];([.H2]~[.H11]~[.H20]~[.H29]~[.H38]))" office:value-type="float" office:value="5">
            <text:p>5</text:p>
          </table:table-cell>
          <table:table-cell table:formula="of:=([.B11]+[.D11]+[.F11]+[.H11])/4" office:value-type="float" office:value="70">
            <text:p>70</text:p>
          </table:table-cell>
          <table:table-cell table:formula="of:=RANK([.J11];([.J2]~[.J11]~[.J20]~[.J29]~[.J38]))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B12];([.B3]~[.B12]~[.B21]~[.B30]~[.B39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D12];([.D3]~[.D12]~[.D21]~[.D30]~[.D39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12];([.F3]~[.F12]~[.F21]~[.F30]~[.F39]))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RANK([.H12];([.H3]~[.H12]~[.H21]~[.H30]~[.H39]))" office:value-type="float" office:value="4">
            <text:p>4</text:p>
          </table:table-cell>
          <table:table-cell table:formula="of:=([.B12]+[.D12]+[.F12]+[.H12])/4" office:value-type="float" office:value="76.25">
            <text:p>76.25</text:p>
          </table:table-cell>
          <table:table-cell table:formula="of:=RANK([.J12];([.J3]~[.J12]~[.J21]~[.J30]~[.J39]))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B13];([.B4]~[.B13]~[.B22]~[.B31]~[.B40]))"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RANK([.D13];([.D4]~[.D13]~[.D22]~[.D31]~[.D40]))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RANK([.F13];([.F4]~[.F13]~[.F22]~[.F31]~[.F40]))"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RANK([.H13];([.H4]~[.H13]~[.H22]~[.H31]~[.H40]))" office:value-type="float" office:value="4">
            <text:p>4</text:p>
          </table:table-cell>
          <table:table-cell table:formula="of:=([.B13]+[.D13]+[.F13]+[.H13])/4" office:value-type="float" office:value="78.75">
            <text:p>78.75</text:p>
          </table:table-cell>
          <table:table-cell table:formula="of:=RANK([.J13];([.J4]~[.J13]~[.J22]~[.J31]~[.J40]))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B14];([.B5]~[.B14]~[.B23]~[.B32]~[.B41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D14];([.D5]~[.D14]~[.D23]~[.D32]~[.D41]))"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RANK([.F14];([.F5]~[.F14]~[.F23]~[.F32]~[.F41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H14];([.H5]~[.H14]~[.H23]~[.H32]~[.H41]))" office:value-type="float" office:value="5">
            <text:p>5</text:p>
          </table:table-cell>
          <table:table-cell table:formula="of:=([.B14]+[.D14]+[.F14]+[.H14])/4" office:value-type="float" office:value="78.75">
            <text:p>78.75</text:p>
          </table:table-cell>
          <table:table-cell table:formula="of:=RANK([.J14];([.J5]~[.J14]~[.J23]~[.J32]~[.J41])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B15];([.B6]~[.B15]~[.B24]~[.B33]~[.B42]))" office:value-type="float" office:value="4">
            <text:p>4</text:p>
          </table:table-cell>
          <table:table-cell office:value-type="float" office:value="70">
            <text:p>70</text:p>
          </table:table-cell>
          <table:table-cell table:formula="of:=RANK([.D15];([.D6]~[.D15]~[.D24]~[.D33]~[.D42]))"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RANK([.F15];([.F6]~[.F15]~[.F24]~[.F33]~[.F42]))"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RANK([.H15];([.H6]~[.H15]~[.H24]~[.H33]~[.H42]))" office:value-type="float" office:value="2">
            <text:p>2</text:p>
          </table:table-cell>
          <table:table-cell table:formula="of:=([.B15]+[.D15]+[.F15]+[.H15])/4" office:value-type="float" office:value="66.25">
            <text:p>66.25</text:p>
          </table:table-cell>
          <table:table-cell table:formula="of:=RANK([.J15];([.J6]~[.J15]~[.J24]~[.J33]~[.J42]))" office:value-type="float" office:value="4">
            <text:p>4</text:p>
          </table:table-cell>
        </table:table-row>
        <table:table-row table:style-name="ro1">
          <table:table-cell/>
          <table:table-cell table:formula="of:=SUM([.B11:.B15])" office:value-type="float" office:value="385">
            <text:p>385</text:p>
          </table:table-cell>
          <table:table-cell table:formula="of:=RANK([.B16];([.B7]~[.B16]~[.B25]~[.B34]~[.B43]))" office:value-type="float" office:value="4">
            <text:p>4</text:p>
          </table:table-cell>
          <table:table-cell table:formula="of:=SUM([.D11:.D15])" office:value-type="float" office:value="405">
            <text:p>405</text:p>
          </table:table-cell>
          <table:table-cell table:formula="of:=RANK([.D16];([.D7]~[.D16]~[.D25]~[.D34]~[.D43]))" office:value-type="float" office:value="4">
            <text:p>4</text:p>
          </table:table-cell>
          <table:table-cell table:formula="of:=SUM([.F11:.F15])" office:value-type="float" office:value="330">
            <text:p>330</text:p>
          </table:table-cell>
          <table:table-cell table:formula="of:=RANK([.F16];([.F7]~[.F16]~[.F25]~[.F34]~[.F43]))" office:value-type="float" office:value="5">
            <text:p>5</text:p>
          </table:table-cell>
          <table:table-cell table:formula="of:=SUM([.H11:.H15])" office:value-type="float" office:value="360">
            <text:p>360</text:p>
          </table:table-cell>
          <table:table-cell table:formula="of:=RANK([.H16];([.H7]~[.H16]~[.H25]~[.H34]~[.H43]))" office:value-type="float" office:value="4">
            <text:p>4</text:p>
          </table:table-cell>
          <table:table-cell table:formula="of:=([.B16]+[.D16]+[.F16]+[.H16])/4" office:value-type="float" office:value="370">
            <text:p>370</text:p>
          </table:table-cell>
          <table:table-cell table:formula="of:=RANK([.J16];([.J7]~[.J16]~[.J25]~[.J34]~[.J43]))" office:value-type="float" office:value="4">
            <text:p>4</text:p>
          </table:table-cell>
        </table:table-row>
        <table:table-row table:style-name="ro1">
          <table:table-cell table:number-columns-repeated="10"/>
          <table:table-cell table:formula="of:=SUM([.J11:.J15])" office:value-type="float" office:value="370">
            <text:p>3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fig</text:p>
          </table:table-cell>
          <table:table-cell office:value-type="string">
            <text:p>j1</text:p>
          </table:table-cell>
          <table:table-cell/>
          <table:table-cell office:value-type="string">
            <text:p>j2</text:p>
          </table:table-cell>
          <table:table-cell/>
          <table:table-cell office:value-type="string">
            <text:p>j3</text:p>
          </table:table-cell>
          <table:table-cell/>
          <table:table-cell office:value-type="string">
            <text:p>j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B20];([.B2]~[.B11]~[.B20]~[.B29]~[.B38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D20];([.D2]~[.D11]~[.D20]~[.D29]~[.D38]))"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RANK([.F20];([.F2]~[.F11]~[.F20]~[.F29]~[.F38]))"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RANK([.H20];([.H2]~[.H11]~[.H20]~[.H29]~[.H38]))" office:value-type="float" office:value="3">
            <text:p>3</text:p>
          </table:table-cell>
          <table:table-cell table:formula="of:=([.B20]+[.D20]+[.F20]+[.H20])/4" office:value-type="float" office:value="77.5">
            <text:p>77.5</text:p>
          </table:table-cell>
          <table:table-cell table:formula="of:=RANK([.J20];([.J2]~[.J11]~[.J20]~[.J29]~[.J38]))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RANK([.B21];([.B3]~[.B12]~[.B21]~[.B30]~[.B39]))"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RANK([.D21];([.D3]~[.D12]~[.D21]~[.D30]~[.D39]))"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RANK([.F21];([.F3]~[.F12]~[.F21]~[.F30]~[.F39]))"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RANK([.H21];([.H3]~[.H12]~[.H21]~[.H30]~[.H39]))" office:value-type="float" office:value="5">
            <text:p>5</text:p>
          </table:table-cell>
          <table:table-cell table:formula="of:=([.B21]+[.D21]+[.F21]+[.H21])/4" office:value-type="float" office:value="42.5">
            <text:p>42.5</text:p>
          </table:table-cell>
          <table:table-cell table:formula="of:=RANK([.J21];([.J3]~[.J12]~[.J21]~[.J30]~[.J39]))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B22];([.B4]~[.B13]~[.B22]~[.B31]~[.B40]))"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D22];([.D4]~[.D13]~[.D22]~[.D31]~[.D40]))"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F22];([.F4]~[.F13]~[.F22]~[.F31]~[.F40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H22];([.H4]~[.H13]~[.H22]~[.H31]~[.H40]))" office:value-type="float" office:value="4">
            <text:p>4</text:p>
          </table:table-cell>
          <table:table-cell table:formula="of:=([.B22]+[.D22]+[.F22]+[.H22])/4" office:value-type="float" office:value="75">
            <text:p>75</text:p>
          </table:table-cell>
          <table:table-cell table:formula="of:=RANK([.J22];([.J4]~[.J13]~[.J22]~[.J31]~[.J40]))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table:formula="of:=RANK([.B23];([.B5]~[.B14]~[.B23]~[.B32]~[.B41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D23];([.D5]~[.D14]~[.D23]~[.D32]~[.D41]))"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RANK([.F23];([.F5]~[.F14]~[.F23]~[.F32]~[.F41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H23];([.H5]~[.H14]~[.H23]~[.H32]~[.H41]))" office:value-type="float" office:value="2">
            <text:p>2</text:p>
          </table:table-cell>
          <table:table-cell table:formula="of:=([.B23]+[.D23]+[.F23]+[.H23])/4" office:value-type="float" office:value="82.5">
            <text:p>82.5</text:p>
          </table:table-cell>
          <table:table-cell table:formula="of:=RANK([.J23];([.J5]~[.J14]~[.J23]~[.J32]~[.J41]))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RANK([.B24];([.B6]~[.B15]~[.B24]~[.B33]~[.B42]))"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RANK([.D24];([.D6]~[.D15]~[.D24]~[.D33]~[.D42]))"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RANK([.F24];([.F6]~[.F15]~[.F24]~[.F33]~[.F42]))"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RANK([.H24];([.H6]~[.H15]~[.H24]~[.H33]~[.H42]))" office:value-type="float" office:value="4">
            <text:p>4</text:p>
          </table:table-cell>
          <table:table-cell table:formula="of:=([.B24]+[.D24]+[.F24]+[.H24])/4" office:value-type="float" office:value="65">
            <text:p>65</text:p>
          </table:table-cell>
          <table:table-cell table:formula="of:=RANK([.J24];([.J6]~[.J15]~[.J24]~[.J33]~[.J42]))" office:value-type="float" office:value="5">
            <text:p>5</text:p>
          </table:table-cell>
        </table:table-row>
        <table:table-row table:style-name="ro1">
          <table:table-cell/>
          <table:table-cell table:formula="of:=SUM([.B20:.B24])" office:value-type="float" office:value="335">
            <text:p>335</text:p>
          </table:table-cell>
          <table:table-cell table:formula="of:=RANK([.B25];([.B7]~[.B16]~[.B25]~[.B34]~[.B43]))" office:value-type="float" office:value="5">
            <text:p>5</text:p>
          </table:table-cell>
          <table:table-cell table:formula="of:=SUM([.D20:.D24])" office:value-type="float" office:value="350">
            <text:p>350</text:p>
          </table:table-cell>
          <table:table-cell table:formula="of:=RANK([.D25];([.D7]~[.D16]~[.D25]~[.D34]~[.D43]))" office:value-type="float" office:value="5">
            <text:p>5</text:p>
          </table:table-cell>
          <table:table-cell table:formula="of:=SUM([.F20:.F24])" office:value-type="float" office:value="345">
            <text:p>345</text:p>
          </table:table-cell>
          <table:table-cell table:formula="of:=RANK([.F25];([.F7]~[.F16]~[.F25]~[.F34]~[.F43]))" office:value-type="float" office:value="4">
            <text:p>4</text:p>
          </table:table-cell>
          <table:table-cell table:formula="of:=SUM([.H20:.H24])" office:value-type="float" office:value="340">
            <text:p>340</text:p>
          </table:table-cell>
          <table:table-cell table:formula="of:=RANK([.H25];([.H7]~[.H16]~[.H25]~[.H34]~[.H43]))" office:value-type="float" office:value="5">
            <text:p>5</text:p>
          </table:table-cell>
          <table:table-cell table:formula="of:=([.B25]+[.D25]+[.F25]+[.H25])/4" office:value-type="float" office:value="342.5">
            <text:p>342.5</text:p>
          </table:table-cell>
          <table:table-cell table:formula="of:=RANK([.J25];([.J7]~[.J16]~[.J25]~[.J34]~[.J43]))" office:value-type="float" office:value="5">
            <text:p>5</text:p>
          </table:table-cell>
        </table:table-row>
        <table:table-row table:style-name="ro1">
          <table:table-cell table:number-columns-repeated="10"/>
          <table:table-cell table:formula="of:=SUM([.J20:.J24])" office:value-type="float" office:value="342.5">
            <text:p>342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fig</text:p>
          </table:table-cell>
          <table:table-cell office:value-type="string">
            <text:p>j1</text:p>
          </table:table-cell>
          <table:table-cell/>
          <table:table-cell office:value-type="string">
            <text:p>j2</text:p>
          </table:table-cell>
          <table:table-cell/>
          <table:table-cell office:value-type="string">
            <text:p>j3</text:p>
          </table:table-cell>
          <table:table-cell/>
          <table:table-cell office:value-type="string">
            <text:p>j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RANK([.B29];([.B29]~[.B38]~[.B47]~[.B56]~[.B65])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D29];([.D2]~[.D11]~[.D20]~[.D29]~[.D38]))"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RANK([.F29];([.F2]~[.F11]~[.F20]~[.F29]~[.F38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H29];([.H2]~[.H11]~[.H20]~[.H29]~[.H38]))" office:value-type="float" office:value="2">
            <text:p>2</text:p>
          </table:table-cell>
          <table:table-cell table:formula="of:=([.B29]+[.D29]+[.F29]+[.H29])/4" office:value-type="float" office:value="81.25">
            <text:p>81.25</text:p>
          </table:table-cell>
          <table:table-cell table:formula="of:=RANK([.J29];([.J2]~[.J11]~[.J20]~[.J29]~[.J38])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B30];([.B30]~[.B39]~[.B48]~[.B57]~[.B66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D30];([.D3]~[.D12]~[.D21]~[.D30]~[.D39]))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RANK([.F30];([.F3]~[.F12]~[.F21]~[.F30]~[.F39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H30];([.H3]~[.H12]~[.H21]~[.H30]~[.H39]))" office:value-type="float" office:value="1">
            <text:p>1</text:p>
          </table:table-cell>
          <table:table-cell table:formula="of:=([.B30]+[.D30]+[.F30]+[.H30])/4" office:value-type="float" office:value="82.5">
            <text:p>82.5</text:p>
          </table:table-cell>
          <table:table-cell table:formula="of:=RANK([.J30];([.J3]~[.J12]~[.J21]~[.J30]~[.J39])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RANK([.B31];([.B31]~[.B40]~[.B49]~[.B58]~[.B67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D31];([.D4]~[.D13]~[.D22]~[.D31]~[.D40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31];([.F4]~[.F13]~[.F22]~[.F31]~[.F40]))"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RANK([.H31];([.H4]~[.H13]~[.H22]~[.H31]~[.H40]))" office:value-type="float" office:value="1">
            <text:p>1</text:p>
          </table:table-cell>
          <table:table-cell table:formula="of:=([.B31]+[.D31]+[.F31]+[.H31])/4" office:value-type="float" office:value="87.5">
            <text:p>87.5</text:p>
          </table:table-cell>
          <table:table-cell table:formula="of:=RANK([.J31];([.J4]~[.J13]~[.J22]~[.J31]~[.J40])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RANK([.B32];([.B32]~[.B41]~[.B50]~[.B59]~[.B68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D32];([.D5]~[.D14]~[.D23]~[.D32]~[.D41]))"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RANK([.F32];([.F5]~[.F14]~[.F23]~[.F32]~[.F41]))"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H32];([.H5]~[.H14]~[.H23]~[.H32]~[.H41]))" office:value-type="float" office:value="2">
            <text:p>2</text:p>
          </table:table-cell>
          <table:table-cell table:formula="of:=([.B32]+[.D32]+[.F32]+[.H32])/4" office:value-type="float" office:value="83.75">
            <text:p>83.75</text:p>
          </table:table-cell>
          <table:table-cell table:formula="of:=RANK([.J32];([.J5]~[.J14]~[.J23]~[.J32]~[.J41]))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formula="of:=RANK([.B33];([.B33]~[.B42]~[.B51]~[.B60]~[.B69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D33];([.D6]~[.D15]~[.D24]~[.D33]~[.D42])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F33];([.F6]~[.F15]~[.F24]~[.F33]~[.F42]))"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H33];([.H6]~[.H15]~[.H24]~[.H33]~[.H42]))" office:value-type="float" office:value="1">
            <text:p>1</text:p>
          </table:table-cell>
          <table:table-cell table:formula="of:=([.B33]+[.D33]+[.F33]+[.H33])/4" office:value-type="float" office:value="78.75">
            <text:p>78.75</text:p>
          </table:table-cell>
          <table:table-cell table:formula="of:=RANK([.J33];([.J6]~[.J15]~[.J24]~[.J33]~[.J42]))" office:value-type="float" office:value="1">
            <text:p>1</text:p>
          </table:table-cell>
        </table:table-row>
        <table:table-row table:style-name="ro1">
          <table:table-cell/>
          <table:table-cell table:formula="of:=SUM([.B29:.B33])" office:value-type="float" office:value="445">
            <text:p>445</text:p>
          </table:table-cell>
          <table:table-cell table:formula="of:=RANK([.B34];([.B34]~[.B43]~[.B52]~[.B61]~[.B70]))" office:value-type="float" office:value="1">
            <text:p>1</text:p>
          </table:table-cell>
          <table:table-cell table:formula="of:=SUM([.D29:.D33])" office:value-type="float" office:value="410">
            <text:p>410</text:p>
          </table:table-cell>
          <table:table-cell table:formula="of:=RANK([.D34];([.D7]~[.D16]~[.D25]~[.D34]~[.D43]))" office:value-type="float" office:value="2">
            <text:p>2</text:p>
          </table:table-cell>
          <table:table-cell table:formula="of:=SUM([.F29:.F33])" office:value-type="float" office:value="375">
            <text:p>375</text:p>
          </table:table-cell>
          <table:table-cell table:formula="of:=RANK([.F34];([.F7]~[.F16]~[.F25]~[.F34]~[.F43]))" office:value-type="float" office:value="2">
            <text:p>2</text:p>
          </table:table-cell>
          <table:table-cell table:formula="of:=SUM([.H29:.H33])" office:value-type="float" office:value="425">
            <text:p>425</text:p>
          </table:table-cell>
          <table:table-cell table:formula="of:=RANK([.H34];([.H7]~[.H16]~[.H25]~[.H34]~[.H43]))" office:value-type="float" office:value="1">
            <text:p>1</text:p>
          </table:table-cell>
          <table:table-cell table:formula="of:=([.B34]+[.D34]+[.F34]+[.H34])/4" office:value-type="float" office:value="413.75">
            <text:p>413.75</text:p>
          </table:table-cell>
          <table:table-cell table:formula="of:=RANK([.J34];([.J7]~[.J16]~[.J25]~[.J34]~[.J43]))" office:value-type="float" office:value="2">
            <text:p>2</text:p>
          </table:table-cell>
        </table:table-row>
        <table:table-row table:style-name="ro1">
          <table:table-cell table:number-columns-repeated="10"/>
          <table:table-cell table:formula="of:=SUM([.J29:.J33])" office:value-type="float" office:value="413.75">
            <text:p>413.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fig</text:p>
          </table:table-cell>
          <table:table-cell office:value-type="string">
            <text:p>j1</text:p>
          </table:table-cell>
          <table:table-cell/>
          <table:table-cell office:value-type="string">
            <text:p>j2</text:p>
          </table:table-cell>
          <table:table-cell/>
          <table:table-cell office:value-type="string">
            <text:p>j3</text:p>
          </table:table-cell>
          <table:table-cell/>
          <table:table-cell office:value-type="string">
            <text:p>j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B38];([.B2]~[.B11]~[.B20]~[.B29]~[.B38]))"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ANK([.D38];([.D2]~[.D11]~[.D20]~[.D29]~[.D38]))"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RANK([.F38];([.F2]~[.F11]~[.F20]~[.F29]~[.F38]))"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RANK([.H38];([.H2]~[.H11]~[.H20]~[.H29]~[.H38]))" office:value-type="float" office:value="4">
            <text:p>4</text:p>
          </table:table-cell>
          <table:table-cell table:formula="of:=([.B38]+[.D38]+[.F38]+[.H38])/4" office:value-type="float" office:value="78.75">
            <text:p>78.75</text:p>
          </table:table-cell>
          <table:table-cell table:formula="of:=RANK([.J38];([.J2]~[.J11]~[.J20]~[.J29]~[.J38]))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B39];([.B3]~[.B12]~[.B21]~[.B30]~[.B39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D39];([.D3]~[.D12]~[.D21]~[.D30]~[.D39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F39];([.F3]~[.F12]~[.F21]~[.F30]~[.F39]))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RANK([.H39];([.H3]~[.H12]~[.H21]~[.H30]~[.H39]))" office:value-type="float" office:value="2">
            <text:p>2</text:p>
          </table:table-cell>
          <table:table-cell table:formula="of:=([.B39]+[.D39]+[.F39]+[.H39])/4" office:value-type="float" office:value="82.5">
            <text:p>82.5</text:p>
          </table:table-cell>
          <table:table-cell table:formula="of:=RANK([.J39];([.J3]~[.J12]~[.J21]~[.J30]~[.J39])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formula="of:=RANK([.B40];([.B4]~[.B13]~[.B22]~[.B31]~[.B40]))" office:value-type="float" office:value="2">
            <text:p>2</text:p>
          </table:table-cell>
          <table:table-cell office:value-type="float" office:value="85">
            <text:p>85</text:p>
          </table:table-cell>
          <table:table-cell table:formula="of:=RANK([.D40];([.D4]~[.D13]~[.D22]~[.D31]~[.D40]))"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RANK([.F40];([.F4]~[.F13]~[.F22]~[.F31]~[.F40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H40];([.H4]~[.H13]~[.H22]~[.H31]~[.H40]))" office:value-type="float" office:value="1">
            <text:p>1</text:p>
          </table:table-cell>
          <table:table-cell table:formula="of:=([.B40]+[.D40]+[.F40]+[.H40])/4" office:value-type="float" office:value="87.5">
            <text:p>87.5</text:p>
          </table:table-cell>
          <table:table-cell table:formula="of:=RANK([.J40];([.J4]~[.J13]~[.J22]~[.J31]~[.J40])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RANK([.B41];([.B5]~[.B14]~[.B23]~[.B32]~[.B41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D41];([.D5]~[.D14]~[.D23]~[.D32]~[.D41]))"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RANK([.F41];([.F5]~[.F14]~[.F23]~[.F32]~[.F41])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RANK([.H41];([.H5]~[.H14]~[.H23]~[.H32]~[.H41]))" office:value-type="float" office:value="1">
            <text:p>1</text:p>
          </table:table-cell>
          <table:table-cell table:formula="of:=([.B41]+[.D41]+[.F41]+[.H41])/4" office:value-type="float" office:value="88.75">
            <text:p>88.75</text:p>
          </table:table-cell>
          <table:table-cell table:formula="of:=RANK([.J41];([.J5]~[.J14]~[.J23]~[.J32]~[.J41])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formula="of:=RANK([.B42];([.B6]~[.B15]~[.B24]~[.B33]~[.B42])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ANK([.D42];([.D6]~[.D15]~[.D24]~[.D33]~[.D42]))"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RANK([.F42];([.F6]~[.F15]~[.F24]~[.F33]~[.F42]))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RANK([.H42];([.H6]~[.H15]~[.H24]~[.H33]~[.H42]))" office:value-type="float" office:value="2">
            <text:p>2</text:p>
          </table:table-cell>
          <table:table-cell table:formula="of:=([.B42]+[.D42]+[.F42]+[.H42])/4" office:value-type="float" office:value="77.5">
            <text:p>77.5</text:p>
          </table:table-cell>
          <table:table-cell table:formula="of:=RANK([.J42];([.J6]~[.J15]~[.J24]~[.J33]~[.J42]))" office:value-type="float" office:value="2">
            <text:p>2</text:p>
          </table:table-cell>
        </table:table-row>
        <table:table-row table:style-name="ro1">
          <table:table-cell/>
          <table:table-cell table:formula="of:=SUM([.B38:.B42])" office:value-type="float" office:value="435">
            <text:p>435</text:p>
          </table:table-cell>
          <table:table-cell table:formula="of:=RANK([.B43];([.B7]~[.B16]~[.B25]~[.B34]~[.B43]))" office:value-type="float" office:value="2">
            <text:p>2</text:p>
          </table:table-cell>
          <table:table-cell table:formula="of:=SUM([.D38:.D42])" office:value-type="float" office:value="410">
            <text:p>410</text:p>
          </table:table-cell>
          <table:table-cell table:formula="of:=RANK([.D43];([.D7]~[.D16]~[.D25]~[.D34]~[.D43]))" office:value-type="float" office:value="2">
            <text:p>2</text:p>
          </table:table-cell>
          <table:table-cell table:formula="of:=SUM([.F38:.F42])" office:value-type="float" office:value="410">
            <text:p>410</text:p>
          </table:table-cell>
          <table:table-cell table:formula="of:=RANK([.F43];([.F7]~[.F16]~[.F25]~[.F34]~[.F43]))" office:value-type="float" office:value="1">
            <text:p>1</text:p>
          </table:table-cell>
          <table:table-cell table:formula="of:=SUM([.H38:.H42])" office:value-type="float" office:value="405">
            <text:p>405</text:p>
          </table:table-cell>
          <table:table-cell table:formula="of:=RANK([.H43];([.H7]~[.H16]~[.H25]~[.H34]~[.H43]))" office:value-type="float" office:value="2">
            <text:p>2</text:p>
          </table:table-cell>
          <table:table-cell table:formula="of:=([.B43]+[.D43]+[.F43]+[.H43])/4" office:value-type="float" office:value="415">
            <text:p>415</text:p>
          </table:table-cell>
          <table:table-cell table:formula="of:=RANK([.J43];([.J7]~[.J16]~[.J25]~[.J34]~[.J43]))" office:value-type="float" office:value="1">
            <text:p>1</text:p>
          </table:table-cell>
        </table:table-row>
        <table:table-row table:style-name="ro1">
          <table:table-cell table:number-columns-repeated="10"/>
          <table:table-cell table:formula="of:=SUM([.J38:.J42])" office:value-type="float" office:value="415">
            <text:p>4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11/22/2011</text:date>, <text:time>10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1-21T01:26:08</meta:creation-date>
    <meta:generator>OpenOffice.org/3.2$Linux OpenOffice.org_project/320m19$Build-9505</meta:generator>
    <dc:date>2011-11-22T10:22:39</dc:date>
    <dc:creator>Douglas Lovell</dc:creator>
    <meta:editing-duration>PT01H23M26S</meta:editing-duration>
    <meta:editing-cycles>1</meta:editing-cycles>
    <meta:document-statistic meta:table-count="3" meta:cell-count="373" meta:object-count="0"/>
  </office:meta>
</office:document-meta>
</file>